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co3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CKET #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 Created</text:p>
          </table:table-cell>
          <table:table-cell office:value-type="string" calcext:value-type="string">
            <text:p>Date Started</text:p>
          </table:table-cell>
          <table:table-cell office:value-type="string" calcext:value-type="string">
            <text:p>Work Do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Merged into Parent?</text:p>
          </table:table-cell>
          <table:table-cell office:value-type="string" calcext:value-type="string">
            <text:p>Parent Ticket</text:p>
          </table:table-cell>
        </table:table-row>
        <table:table-row table:style-name="ro1">
          <table:table-cell office:value-type="string" calcext:value-type="string">
            <text:p>BB-1</text:p>
          </table:table-cell>
          <table:table-cell office:value-type="string" calcext:value-type="string">
            <text:p>Shift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3"/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make models conform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style-name="ce1" office:value-type="date" office:date-value="2022-03-10" calcext:value-type="date">
            <text:p>03/10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4</text:p>
          </table:table-cell>
          <table:table-cell office:value-type="string" calcext:value-type="string">
            <text:p>Create and salvage for DataEngine</text:p>
          </table:table-cell>
          <table:table-cell office:value-type="date" office:date-value="2022-03-07" calcext:value-type="date">
            <text:p>03/07/22</text:p>
          </table:table-cell>
          <table:table-cell table:style-name="ce1" office:value-type="date" office:date-value="2022-03-08" calcext:value-type="date">
            <text:p>03/08/22</text:p>
          </table:table-cell>
          <table:table-cell table:style-name="ce1" office:value-type="date" office:date-value="2022-03-10" calcext:value-type="date">
            <text:p>03/10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3</text:p>
          </table:table-cell>
          <table:table-cell office:value-type="string" calcext:value-type="string">
            <text:p>Create and salvage for Marke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4</text:p>
          </table:table-cell>
          <table:table-cell office:value-type="string" calcext:value-type="string">
            <text:p>Create and salvage for PortfolioEngine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5</text:p>
          </table:table-cell>
          <table:table-cell office:value-type="string" calcext:value-type="string">
            <text:p>Create and salvage for Accountan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6</text:p>
          </table:table-cell>
          <table:table-cell office:value-type="string" calcext:value-type="string">
            <text:p>Create and salvage Runn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7</text:p>
          </table:table-cell>
          <table:table-cell office:value-type="string" calcext:value-type="string">
            <text:p>Archive old mast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8</text:p>
          </table:table-cell>
          <table:table-cell office:value-type="string" calcext:value-type="string">
            <text:p>Create and salvage DataMarke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9</text:p>
          </table:table-cell>
          <table:table-cell office:value-type="string" calcext:value-type="string">
            <text:p>Create and salvage MarketPortfolio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0</text:p>
          </table:table-cell>
          <table:table-cell office:value-type="string" calcext:value-type="string">
            <text:p>Create and Salvage PortfolioAccoutan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2">
          <table:table-cell office:value-type="string" calcext:value-type="string">
            <text:p>BB-11</text:p>
          </table:table-cell>
          <table:table-cell office:value-type="string" calcext:value-type="string">
            <text:p>improve readme</text:p>
          </table:table-cell>
          <table:table-cell office:value-type="date" office:date-value="2022-03-08" calcext:value-type="date">
            <text:p>03/08/22</text:p>
          </table:table-cell>
          <table:table-cell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This is probably going to be an ongoing branch – never really closed – that gets continually merged back into master</text:p>
            <text:p/>
            <text:p>03/08/22 ::: need to add a description fro how to use utility runner with and without file args</text:p>
          </table:table-cell>
          <table:table-cell/>
          <table:table-cell office:value-type="string" calcext:value-type="string">
            <text:p>master</text:p>
          </table:table-cell>
        </table:table-row>
        <table:table-row table:style-name="ro3">
          <table:table-cell office:value-type="string" calcext:value-type="string">
            <text:p>BB-12</text:p>
          </table:table-cell>
          <table:table-cell office:value-type="string" calcext:value-type="string">
            <text:p>Make a db export script, db import script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/>
          <table:table-cell office:value-type="string" calcext:value-type="string">
            <text:p>find out how to compress an existing mongodb, find out how to uncompress a db, probably going ot have to</text:p>
            <text:p> Use a shell script I would imagine. Might be able to have a utility script in python</text:p>
          </table:table-cell>
          <table:table-cell/>
          <table:table-cell office:value-type="string" calcext:value-type="string">
            <text:p>BB-13</text:p>
          </table:table-cell>
        </table:table-row>
        <table:table-row table:style-name="ro4">
          <table:table-cell office:value-type="string" calcext:value-type="string">
            <text:p>BB-13</text:p>
          </table:table-cell>
          <table:table-cell office:value-type="string" calcext:value-type="string">
            <text:p>Create a utility runner as a seperate entity from sim runner</text:p>
          </table:table-cell>
          <table:table-cell table:style-name="Default"/>
          <table:table-cell table:number-columns-repeated="2" table:style-name="ce1" office:value-type="date" office:date-value="2022-03-08" calcext:value-type="date">
            <text:p>03/08/22</text:p>
          </table:table-cell>
          <table:table-cell office:value-type="string" calcext:value-type="string">
            <text:p>right now the distribution is something like “here’s a bunch of script options, tell me which to run”, </text:p>
            <text:p>Of which, the simulation is just one of the possible utility options. I don’t like that design. I think something that</text:p>
            <text:p>Was more of a prompt (as in, you start the utility runner, it gives you a list of utility scripts and a small description) </text:p>
            <text:p>That takes in like a [1,4,6] meaning run scripts 1,4,6 would be a better option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5</text:p>
          </table:table-cell>
          <table:table-cell office:value-type="string" calcext:value-type="string">
            <text:p>Create a utility script to populate the DB with yahoo historical data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 table:style-name="ce1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20:49:10.029716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50:13.497678123</meta:creation-date>
    <dc:date>2022-03-10T15:20:32.399981549</dc:date>
    <meta:editing-duration>P1DT19H1M26S</meta:editing-duration>
    <meta:editing-cycles>11</meta:editing-cycles>
    <meta:generator>LibreOffice/6.4.7.2$Linux_X86_64 LibreOffice_project/40$Build-2</meta:generator>
    <meta:document-statistic meta:table-count="1" meta:cell-count="84" meta:object-count="0"/>
  </office:meta>
</office:document-meta>
</file>